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37790" officeooo:paragraph-rsid="005377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1T16:37:50.960572814</dc:date>
    <meta:editing-duration>P1DT1H47M37S</meta:editing-duration>
    <meta:editing-cycles>47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